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1.111cm"/>
    </style:style>
    <style:style style:name="gr13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15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6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9.517cm" svg:y="12.302cm">
            <draw:text-box>
              <text:p text:style-name="P3"><text:span text:style-name="T2">Atom</text:span></text:p>
            </draw:text-box>
          </draw:frame>
          <draw:polygon draw:style-name="gr3" draw:text-style-name="P5" draw:layer="layout" svg:width="9.721cm" svg:height="7.479cm" svg:x="17.189cm" svg:y="9.6cm" svg:viewBox="0 0 9722 7480" draw:points="0,7480 9722,7480 4858,0">
            <text:p/>
          </draw:polygon>
          <draw:custom-shape draw:style-name="gr4" draw:text-style-name="P6" draw:layer="layout" svg:width="0.486cm" svg:height="0.5cm" svg:x="16.8cm" svg:y="1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14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1.80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21.6cm" svg:y="18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2.4cm" svg:y="18.098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1.6cm" svg:y="18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3.8cm" svg:y="1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1.6cm" svg:y="19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2.7cm" svg:y="19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23.8cm" svg:y="18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1.6cm" svg:y="18.7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2.7cm" svg:y="18.7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23.8cm" svg:y="19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1.6cm" svg:y="19.3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2.7cm" svg:y="19.3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23.8cm" svg:y="19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1.6cm" svg:y="19.6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2.7cm" svg:y="19.6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23.8cm" svg:y="19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1.6cm" svg:y="19.9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2.7cm" svg:y="19.9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23.8cm" svg:y="20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1.6cm" svg:y="20.2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2.7cm" svg:y="20.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9" draw:layer="layout" svg:width="3.3cm" svg:height="2.4cm" svg:x="21.6cm" svg:y="18.1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24.9cm" svg:y1="19.299cm" svg:x2="27.098cm" svg:y2="17.198cm" draw:start-shape="id1" draw:end-shape="id2" draw:end-glue-point="4" svg:d="M24900 19299l2198-2101" svg:viewBox="0 0 2199 2102">
          <text:p/>
        </draw:connector>
        <draw:custom-shape draw:style-name="gr5" draw:text-style-name="P7" xml:id="id3" draw:id="id3" draw:layer="layout" svg:width="0.5cm" svg:height="0.5cm" svg:x="34.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7.098cm" svg:y1="17.198cm" svg:x2="34.1cm" svg:y2="16.45cm" draw:start-shape="id2" draw:start-glue-point="4" draw:end-shape="id3" draw:end-glue-point="6" svg:d="M27098 17198l7002-748" svg:viewBox="0 0 7003 749">
          <text:p/>
        </draw:connector>
        <draw:connector draw:style-name="gr11" draw:text-style-name="P10" draw:layer="layout" draw:type="line" svg:x1="35.9cm" svg:y1="18.701cm" svg:x2="34.6cm" svg:y2="16.45cm" draw:start-shape="id4" draw:start-glue-point="3" draw:end-shape="id3" draw:end-glue-point="10" svg:d="M35900 18701l-1300-2251" svg:viewBox="0 0 1301 2252">
          <text:p/>
        </draw:connector>
        <draw:frame draw:style-name="gr12" draw:text-style-name="P11" draw:layer="layout" svg:width="5.7cm" svg:height="1.361cm" svg:x="4.1cm" svg:y="6.3cm">
          <draw:text-box>
            <text:p text:style-name="P1"><text:span text:style-name="T4">Test of hello world configuration</text:span></text:p>
          </draw:text-box>
        </draw:frame>
        <draw:g xml:id="id4" draw:id="id4">
          <draw:g>
            <draw:custom-shape draw:style-name="gr13" draw:text-style-name="P9" draw:layer="layout" svg:width="0.8cm" svg:height="0.3cm" svg:x="35.9cm" svg:y="18.1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9" draw:layer="layout" svg:width="2.5cm" svg:height="0.3cm" svg:x="36.7cm" svg:y="18.1cm">
              <text:p text:style-name="P8"><text:span text:style-name="T3">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0.8cm" svg:height="0.3cm" svg:x="35.9cm" svg:y="18.4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9" draw:layer="layout" svg:width="2.5cm" svg:height="0.3cm" svg:x="36.7cm" svg:y="18.4cm">
              <text:p text:style-name="P8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9" draw:layer="layout" svg:width="3.3cm" svg:height="0.3cm" svg:x="35.9cm" svg:y="18.7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6" draw:text-style-name="P9" draw:layer="layout" svg:width="1.1cm" svg:height="0.3cm" svg:x="38.1cm" svg:y="19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1cm" svg:height="0.3cm" svg:x="35.9cm" svg:y="19.0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1cm" svg:height="0.3cm" svg:x="37cm" svg:y="19.0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6T12:29:35.262000000</dc:date>
    <meta:editing-duration>PT11H2M26S</meta:editing-duration>
    <meta:editing-cycles>53</meta:editing-cycles>
    <meta:document-statistic meta:object-count="56"/>
  </office:meta>
</office:document-meta>
</file>